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Standard">
      <style:text-properties style:font-name="Tahoma" style:font-name-complex="Tahoma"/>
    </style:style>
    <style:style style:name="P4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6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8<text:tab/>Date: <text:s/>25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5">Start of day procedure</text:p>
            <text:p text:style-name="P5">Banking</text:p>
            <text:p text:style-name="P5">Floor walk with manager</text:p>
            <text:p text:style-name="P5">Trading folder</text:p>
            <text:p text:style-name="P5">Negative stock</text:p>
            <text:p text:style-name="P5">Stationary write off training</text:p>
            <text:p text:style-name="P5">Wrote off stationary</text:p>
            <text:p text:style-name="P5">Ordered change via email</text:p>
            <text:p text:style-name="P5">Petty cash month end training</text:p>
            <text:p text:style-name="P5">Petty cash month end</text:p>
            <text:p text:style-name="P5">Added delivery to stock file</text:p>
            <text:p text:style-name="P5">Lodging IT ticket training</text:p>
            <text:p text:style-name="P5">Lodged an IT ticket – Card terminal failure</text:p>
            <text:p text:style-name="P5">Merchandised new stock alongside manager</text:p>
            <text:p text:style-name="P5">Used shop order summary throughout the day</text:p>
            <text:p text:style-name="P5">End of day procedure</text:p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7597269508119877267" text:style-name="WW8Num1">
              <text:list-item>
                <text:p text:style-name="P15">Practical skills</text:p>
              </text:list-item>
              <text:list-item>
                <text:p text:style-name="P15">Personal skills</text:p>
              </text:list-item>
              <text:list-item>
                <text:p text:style-name="P15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/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5559590766558172320" text:style-name="WW8Num2">
              <text:list-item>
                <text:p text:style-name="P16">Practical skills</text:p>
              </text:list-item>
              <text:list-item>
                <text:p text:style-name="P16">Personal skills</text:p>
              </text:list-item>
              <text:list-item>
                <text:p text:style-name="P16">Interpersonal skills</text:p>
              </text:list-item>
            </text:list>
          </table:table-cell>
          <table:table-cell table:style-name="Table1.A1" office:value-type="string">
            <text:p text:style-name="P5"/>
            <text:p text:style-name="P5">New computer skills learned while using the IT ticket software system.</text:p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5">Using the IT ticket lodging system was a new experience, it was a bit confusing at first (like most things I've never used before), but after an hour or two, I got the hang of it easily.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111344309017695798" text:style-name="WW8Num3">
              <text:list-item>
                <text:p text:style-name="P17">Personal challenges</text:p>
              </text:list-item>
              <text:list-item>
                <text:p text:style-name="P17">Work-related challenges</text:p>
              </text:list-item>
            </text:list>
          </table:table-cell>
          <table:table-cell table:style-name="Table1.A1" office:value-type="string">
            <text:p text:style-name="P5"/>
            <text:p text:style-name="P5"/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3-02T14:07:24.42</dc:date>
    <meta:editing-cycles>10</meta:editing-cycles>
    <meta:editing-duration>PT26M35S</meta:editing-duration>
    <meta:generator>OpenOffice/4.1.1$Win32 OpenOffice.org_project/411m6$Build-9775</meta:generator>
    <meta:document-statistic meta:table-count="1" meta:image-count="0" meta:object-count="0" meta:page-count="2" meta:paragraph-count="36" meta:word-count="181" meta:character-count="1108"/>
  </office:meta>
</office:document-meta>
</file>